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ed7a6" officeooo:paragraph-rsid="001ed7a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8:48:00.483587675</meta:creation-date>
    <dc:date>2019-04-27T18:52:14.642051890</dc:date>
    <meta:editing-duration>PT4M14S</meta:editing-duration>
    <meta:editing-cycles>1</meta:editing-cycles>
    <meta:generator>LibreOffice/6.2.3.2$Linux_X86_64 LibreOffice_project/aecc05fe267cc68dde00352a451aa867b3b546a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